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ardo" svg:font-family="Cardo"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6f66b" officeooo:paragraph-rsid="0016f66b"/>
    </style:style>
    <style:style style:name="P2" style:family="paragraph" style:parent-style-name="Text_20_body">
      <style:text-properties fo:font-style="italic" officeooo:rsid="0016f66b" officeooo:paragraph-rsid="0016f66b" style:font-style-asian="italic" style:font-style-complex="italic"/>
    </style:style>
    <style:style style:name="P3" style:family="paragraph" style:parent-style-name="Text_20_body">
      <style:text-properties fo:font-style="normal" officeooo:rsid="0016f66b" officeooo:paragraph-rsid="0016f66b" style:font-style-asian="normal" style:font-style-complex="normal"/>
    </style:style>
    <style:style style:name="P4" style:family="paragraph" style:parent-style-name="Text_20_body" style:list-style-name="L1">
      <style:text-properties officeooo:rsid="0019a04c" officeooo:paragraph-rsid="0019a04c"/>
    </style:style>
    <style:style style:name="P5" style:family="paragraph" style:parent-style-name="Text_20_body">
      <style:text-properties officeooo:rsid="001d2caf" officeooo:paragraph-rsid="0015f669"/>
    </style:style>
    <style:style style:name="P6" style:family="paragraph" style:parent-style-name="Text_20_body">
      <style:text-properties officeooo:rsid="001fa741" officeooo:paragraph-rsid="001fa741"/>
    </style:style>
    <style:style style:name="P7" style:family="paragraph" style:parent-style-name="Text_20_body">
      <style:text-properties officeooo:rsid="0028409d" officeooo:paragraph-rsid="0028409d"/>
    </style:style>
    <style:style style:name="P8" style:family="paragraph" style:parent-style-name="Text_20_body">
      <style:text-properties officeooo:rsid="002a487a" officeooo:paragraph-rsid="002a487a"/>
    </style:style>
    <style:style style:name="P9" style:family="paragraph" style:parent-style-name="Text_20_body">
      <style:text-properties officeooo:rsid="002a487a" officeooo:paragraph-rsid="002b1e3b"/>
    </style:style>
    <style:style style:name="P10" style:family="paragraph" style:parent-style-name="Text_20_body">
      <style:text-properties officeooo:rsid="002b4d0c" officeooo:paragraph-rsid="002b4d0c"/>
    </style:style>
    <style:style style:name="P11" style:family="paragraph" style:parent-style-name="Text_20_body">
      <style:text-properties officeooo:rsid="002ed993" officeooo:paragraph-rsid="002ed993"/>
    </style:style>
    <style:style style:name="P12" style:family="paragraph" style:parent-style-name="Text_20_body">
      <style:text-properties officeooo:rsid="0032990a" officeooo:paragraph-rsid="0032990a"/>
    </style:style>
    <style:style style:name="P13" style:family="paragraph" style:parent-style-name="Heading_20_3">
      <style:text-properties officeooo:rsid="0015f669" officeooo:paragraph-rsid="0015f669"/>
    </style:style>
    <style:style style:name="T1" style:family="text">
      <style:text-properties officeooo:rsid="0016624f"/>
    </style:style>
    <style:style style:name="T2" style:family="text">
      <style:text-properties officeooo:rsid="00251d3d"/>
    </style:style>
    <style:style style:name="T3" style:family="text">
      <style:text-properties officeooo:rsid="002b1e3b"/>
    </style:style>
    <style:style style:name="T4" style:family="text">
      <style:text-properties officeooo:rsid="002d29ff"/>
    </style:style>
    <style:style style:name="T5" style:family="text">
      <style:text-properties officeooo:rsid="00321f9e"/>
    </style:style>
    <style:style style:name="T6" style:family="text">
      <style:text-properties officeooo:rsid="00330f6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3">Stratégie : adopter une innovation, c’est l’adapter ?</text:h>
      <text:p text:style-name="P5"/>
      <text:p text:style-name="P8">Lorsqu’un projet consiste à adopter une innovation pour en sortir des bénéfice, il ne s’agit pas de l’appliquer de manière théorique sans se soucier de tout ce qui gravite autour (entreprise, client, objectifs à termes, etc). </text:p>
      <text:p text:style-name="P9">Intégrer une innovation nécessite de bien connaître le marché dans lequel on souhaite s’en servir. Que ce soit une innovation de produit, procédé, marketing, sociale ou de modèle d’affaire il faut penser à la personne qui est au bout de la chaîne de valeur : le client (ou consommateur). Si une innovation n’est pas adaptée au bénéficiaire, les objectifs ne seront pas servis au mieux et un concurrent pourra aisément gagner du terrain.</text:p>
      <text:p text:style-name="P9">Ainsi, si Apple avait simplement commercialisé un téléphone (un ensemble d’innovations technologiques) sans penser à une valeur ajoutée plus intéressante et adaptée au consommateur, il <text:span text:style-name="T3">aurait pu se faire</text:span> distanc<text:span text:style-name="T3">er</text:span> par d’autre <text:span text:style-name="T3">entreprises aux technologies plus avancées et moins coûteuses. Or, Apple a proposé un « smartphone », soit un téléphone avec un système d’applications disponible dans un magasin en ligne. Ces applications permettent à chaque usager d’adapter le smartphone à ses besoin. Apple s’est ainsi assuré, en analysant les utilisateurs finaux et leurs besoins, une avance considérable sur ses concurrents (qui l’égalent seulement depuis quelques années).</text:span></text:p>
      <text:p text:style-name="P10">Une innovation doit donc être adaptée au consommateur pour lui fournir du bonheur, une amélioration dans une ou plusieurs de ses activités. <text:span text:style-name="T4">Il faut pour cela comprendre l’utilisateur, ses rêves, désirs et idéaux ; respecter sa sensibilité, son identité et sa culture ; comprendre ses pratiques, ses expériences. En une phrase : innover pour tous plutôt que de concevoir pour 10 % de sa cible.</text:span></text:p>
      <text:p text:style-name="P11">Une entreprise, lorsqu’elle souhaite innover ou lorsque c’est nécessaire pour elle, se doit de repenser son fonctionnement. Si l’entreprise Air Liquide n’avait pas lâcher plus de responsabilité à ses filiales, elle ne serait pas parvenu à tenir tête à ses concurrents. <text:span text:style-name="T5">Elle a ainsi réorganisé plusieurs fois ses équipes au cours de l’histoire pour sécuriser ou agrandir ses parts de marché. Les demandes changeant, elle a du innover technologiquement mais aussi faire évoluer ses procédés et se repositionner selon les marchés (pour finalement se lancer dans une politique de diversification à partir de leurs activités de base).</text:span></text:p>
      <text:p text:style-name="P12">On constate finalement que l’adoption d’une innovation, qui résulte généralement d’un besoin de différentiation par rapport à ses concurrents, ne nécessite pas seulement de comprendre ses aspects théoriques : il faut l’adapter au marché pour qu’elle soit durable. Cette innovation ou cette posture innovante nécessite souvent à l’entreprise de se modifier à des échelles différentes. Il se peut aussi que la modification d’une entreprise soit l’innovation en question. <text:span text:style-name="T6">Et nous terminerons par noter que le cas le plus intéressant est lorsqu’une entreprise parvient à commercialiser une innovation qui va modifier le marché, ou/et en créer de nouveau (Ap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ardo" svg:font-family="Cardo"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00%" fo:text-align="justify" style:justify-single-word="false" fo:hyphenation-ladder-count="3" style:page-number="auto"/>
      <style:text-properties style:font-name="Cardo" fo:font-family="Cardo" style:font-style-name="Normal" style:font-family-generic="roman" style:font-pitch="variable" fo:background-color="transparent" style:font-size-asian="10.5pt" fo:hyphenate="true" fo:hyphenation-remain-char-count="3" fo:hyphenation-push-char-count="3"/>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ans_20_nom1" style:display-name="Sans nom1" style:family="paragraph" style:parent-style-name="Text_20_body">
      <style:paragraph-properties fo:line-height="1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7T17:39:03.806000000</meta:creation-date>
    <dc:date>2016-05-08T18:09:42.823000000</dc:date>
    <meta:editing-duration>PT3H37M59S</meta:editing-duration>
    <meta:editing-cycles>28</meta:editing-cycles>
    <meta:generator>LibreOffice/5.1.1.3$Windows_x86 LibreOffice_project/89f508ef3ecebd2cfb8e1def0f0ba9a803b88a6d</meta:generator>
    <meta:document-statistic meta:table-count="0" meta:image-count="0" meta:object-count="0" meta:page-count="1" meta:paragraph-count="7" meta:word-count="474" meta:character-count="3064" meta:non-whitespace-character-count="2596"/>
  </office:meta>
</office:document-meta>
</file>